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39c" officeooo:paragraph-rsid="0014639c"/>
    </style:style>
    <style:style style:name="P2" style:family="paragraph" style:parent-style-name="Standard">
      <style:text-properties officeooo:rsid="00151b57" officeooo:paragraph-rsid="00151b57"/>
    </style:style>
    <style:style style:name="P3" style:family="paragraph" style:parent-style-name="Standard">
      <style:text-properties officeooo:rsid="0015ca04" officeooo:paragraph-rsid="0015ca04"/>
    </style:style>
    <style:style style:name="P4" style:family="paragraph" style:parent-style-name="Standard">
      <style:text-properties officeooo:rsid="0016880e" officeooo:paragraph-rsid="0015ca04"/>
    </style:style>
    <style:style style:name="P5" style:family="paragraph" style:parent-style-name="Standard">
      <style:text-properties officeooo:rsid="0016880e" officeooo:paragraph-rsid="0016880e"/>
    </style:style>
    <style:style style:name="P6" style:family="paragraph" style:parent-style-name="Standard">
      <style:text-properties officeooo:rsid="00186abe" officeooo:paragraph-rsid="00186abe"/>
    </style:style>
    <style:style style:name="P7" style:family="paragraph" style:parent-style-name="Standard">
      <style:text-properties officeooo:rsid="00186abe" officeooo:paragraph-rsid="00186abe"/>
    </style:style>
    <style:style style:name="P8" style:family="paragraph" style:parent-style-name="Standard">
      <style:text-properties officeooo:rsid="0018a4c1" officeooo:paragraph-rsid="0018a4c1"/>
    </style:style>
    <style:style style:name="T1" style:family="text">
      <style:text-properties officeooo:rsid="0015ca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 to web content reference CodeRunner</text:p>
      <text:p text:style-name="P1"/>
      <text:p text:style-name="P1">Stuart King &amp; Chris Sangwin. “More Frequent and Game-ified Feedback using CodeRunner to each Introductory Programming”. “http://www.docs.hss.ed.ac.uk/iad/Learning_teaching/Academic_teaching/Events/LT_Conference/2018/s1/1D1_KingS_LTConf2018.pdf</text:p>
      <text:p text:style-name="P1"/>
      <text:p text:style-name="P1">University of Auckland's Department of Computer Science Moodle/CodeRunner server: https://www.coderunner.auckland.ac.nz/moodle/</text:p>
      <text:p text:style-name="P1"/>
      <text:p text:style-name="P1">“How to assess computer programming skills in Moodle” https://www.moodlenews.com/2017/how-to-assess-computer-programming-skills-in-moodle-moodleplugins/</text:p>
      <text:p text:style-name="P1"/>
      <text:p text:style-name="P1">“Useful Moodle Plugins for Programming Language Instructors”. https://opensourceforu.com/2018/08/useful-moodle-plugins-for-programming-language-instructors/</text:p>
      <text:p text:style-name="P1"/>
      <text:p text:style-name="P1">CodeRunner mention in ColCSE Conference notes (Liz Boese) https://www.cs.colostate.edu/cse/COLCSE/Notes/LizBoese.pdf</text:p>
      <text:p text:style-name="P1"/>
      <text:p text:style-name="P1">Talk by Andy Cockburn “Teaching Programming with CodeRunner”. https://eng.anu.edu.au/events/teaching-programming-coderunner</text:p>
      <text:p text:style-name="P1"/>
      <text:p text:style-name="P1">E-learning feed “Assess programming questions with Coderunner- Now available in Moodle plugins directory” https://elearningfeeds.com/assess-programming-questions-with-coderunner-now-available-in-moodle-plugins-directory-moodleplugins/</text:p>
      <text:p text:style-name="P1"/>
      <text:p text:style-name="P2">Bowdoin CS Moodle/CodeRunner server: https://coderunner2.bowdoin.edu/</text:p>
      <text:p text:style-name="P2"/>
      <text:p text:style-name="P2">COMP06235 2018 Introduction to Programming 1A course using CodeRunner <text:span text:style-name="T1">(IT Sligo, Ireland).</text:span> https://amm.itsligo.ie/en/module/web/20/COMP06235/201800/999999</text:p>
      <text:p text:style-name="P2"/>
      <text:p text:style-name="P2"><text:span text:style-name="T1">Dawkins, Fischer, Frommann and Slinger, Universitat Kassel. </text:span>“Realising secure e-assessments with computer algebra and programming in moodle”. <text:span text:style-name="T1">In MoodleMoot 2018. https://moodlemoot.moodle.de/mod/resource/view.php?id=3611</text:span></text:p>
      <text:p text:style-name="P2"/>
      <text:p text:style-name="P3">Tim Hunt, Open University, poster on e-assessment on moodlemoot.org https://assets.moodlemoot.org/sites/58/20180406082733/Computer-marking-of-open-ended-questions-Poster-by-Tim-Hunt.pdf</text:p>
      <text:p text:style-name="P4"/>
      <text:p text:style-name="P5">A Finnish reference to a course using CodeRunner (“100+ exercises at different difficult levels”): https://onlinelearning.aalto.fi/pilot/joint-pilot-smart-content-courseware/</text:p>
      <text:p text:style-name="P5"/>
      <text:p text:style-name="P6">Reference to CodeRunner on a Japanese site (University of Electro-Communications College Education Center). http://mahakala.lesc.uec.ac.jp/mahoodle/moodle/plugins/contents/coderunner/qtype_coderunner.php</text:p>
      <text:p text:style-name="P6"/>
      <text:p text:style-name="P6">Reference to CodeRunner in a French forum. https://e-formation.uha.fr/mod/forum/discuss.php?d=2638</text:p>
      <text:p text:style-name="P6"/>
      <text:p text:style-name="P6">Reference to CodeRunner at a German University. https://www.moodle.tum.de/mod/book/view.php?id=72833&amp;chapterid=922&amp;lang=en</text:p>
      <text:p text:style-name="P6"/>
      <text:p text:style-name="P6">Reference to CodeRunner in a University of Coventry report; http://computing.coventry.ac.uk/~mengland/Conferences/CUAssessmentDay2017.pdf</text:p>
      <text:p text:style-name="P8"/>
      <text:p text:style-name="P8">Reference to CodeRunner in India (the IUP Journal of Computer Sciences): https://www.iupindia.in/1604/Computer%20Sciences/Computer_Sciences_Focus.a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16:00.864650819</meta:creation-date>
    <dc:date>2018-09-20T13:59:51.911373137</dc:date>
    <meta:editing-duration>PT5M1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198" meta:character-count="2703" meta:non-whitespace-character-count="2523"/>
  </office:meta>
</office:document-meta>
</file>